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398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3047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" style:family="table-cell" style:parent-style-name="Pivot_20_Table_20_Field">
      <style:table-cell-properties fo:border="0.99pt solid #000000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6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-s3-au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  <table:table-cell office:value-type="string" calcext:value-type="string">
            <text:p>Transfer Size (bytes)</text:p>
          </table:table-cell>
          <table:table-cell office:value-type="string" calcext:value-type="string">
            <text:p>Transfer Size (GB)</text:p>
          </table:table-cell>
        </table:table-row>
        <table:table-row table:style-name="ro1">
          <table:table-cell office:value-type="string" calcext:value-type="string">
            <text:p>Fri Mar 24 06:52:59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15150.769712925" calcext:value-type="float">
            <text:p>15150.769712925</text:p>
          </table:table-cell>
          <table:table-cell office:value-type="float" office:value="81.175060751946" calcext:value-type="float">
            <text:p>81.175060751946</text:p>
          </table:table-cell>
          <table:table-cell office:value-type="float" office:value="964474763040" calcext:value-type="float">
            <text:p>964474763040</text:p>
          </table:table-cell>
          <table:table-cell table:formula="of:=[.F2]/1024/1024/1024" office:value-type="float" office:value="898.237119466066" calcext:value-type="float">
            <text:p>898.237119466066</text:p>
          </table:table-cell>
        </table:table-row>
        <table:table-row table:style-name="ro1">
          <table:table-cell office:value-type="string" calcext:value-type="string">
            <text:p>Fri Mar 24 07:19:03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3755.60091972351" calcext:value-type="float">
            <text:p>3755.60091972351</text:p>
          </table:table-cell>
          <table:table-cell office:value-type="float" office:value="16.034579901619" calcext:value-type="float">
            <text:p>16.034579901619</text:p>
          </table:table-cell>
          <table:table-cell office:value-type="float" office:value="190513533440" calcext:value-type="float">
            <text:p>190513533440</text:p>
          </table:table-cell>
          <table:table-cell table:formula="of:=[.F3]/1024/1024/1024" office:value-type="float" office:value="177.429554462433" calcext:value-type="float">
            <text:p>177.429554462433</text:p>
          </table:table-cell>
        </table:table-row>
        <table:table-row table:style-name="ro1">
          <table:table-cell office:value-type="string" calcext:value-type="string">
            <text:p>Fri Mar 24 07:26:06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11738.7281656265" calcext:value-type="float">
            <text:p>11738.7281656265</text:p>
          </table:table-cell>
          <table:table-cell office:value-type="float" office:value="81.175060751946" calcext:value-type="float">
            <text:p>81.175060751946</text:p>
          </table:table-cell>
          <table:table-cell office:value-type="float" office:value="964474763040" calcext:value-type="float">
            <text:p>964474763040</text:p>
          </table:table-cell>
          <table:table-cell table:formula="of:=[.F4]/1024/1024/1024" office:value-type="float" office:value="898.237119466066" calcext:value-type="float">
            <text:p>898.237119466066</text:p>
          </table:table-cell>
        </table:table-row>
        <table:table-row table:style-name="ro1">
          <table:table-cell office:value-type="string" calcext:value-type="string">
            <text:p>Fri Mar 24 07:46:11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2537.95939445496" calcext:value-type="float">
            <text:p>2537.95939445496</text:p>
          </table:table-cell>
          <table:table-cell office:value-type="float" office:value="16.034579901619" calcext:value-type="float">
            <text:p>16.034579901619</text:p>
          </table:table-cell>
          <table:table-cell office:value-type="float" office:value="190513533440" calcext:value-type="float">
            <text:p>190513533440</text:p>
          </table:table-cell>
          <table:table-cell table:formula="of:=[.F5]/1024/1024/1024" office:value-type="float" office:value="177.429554462433" calcext:value-type="float">
            <text:p>177.429554462433</text:p>
          </table:table-cell>
        </table:table-row>
        <table:table-row table:style-name="ro1">
          <table:table-cell office:value-type="string" calcext:value-type="string">
            <text:p>Fri Mar 24 07:51:14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9644.36444759369" calcext:value-type="float">
            <text:p>9644.36444759369</text:p>
          </table:table-cell>
          <table:table-cell office:value-type="float" office:value="162.350121503892" calcext:value-type="float">
            <text:p>162.350121503892</text:p>
          </table:table-cell>
          <table:table-cell office:value-type="float" office:value="1928949526080" calcext:value-type="float">
            <text:p>1928949526080</text:p>
          </table:table-cell>
          <table:table-cell table:formula="of:=[.F6]/1024/1024/1024" office:value-type="float" office:value="1796.47423893213" calcext:value-type="float">
            <text:p>1796.47423893213</text:p>
          </table:table-cell>
        </table:table-row>
        <table:table-row table:style-name="ro1">
          <table:table-cell office:value-type="string" calcext:value-type="string">
            <text:p>Fri Mar 24 08:08:18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9725.13209819794" calcext:value-type="float">
            <text:p>9725.13209819794</text:p>
          </table:table-cell>
          <table:table-cell office:value-type="float" office:value="162.350121503892" calcext:value-type="float">
            <text:p>162.350121503892</text:p>
          </table:table-cell>
          <table:table-cell office:value-type="float" office:value="1928949526080" calcext:value-type="float">
            <text:p>1928949526080</text:p>
          </table:table-cell>
          <table:table-cell table:formula="of:=[.F7]/1024/1024/1024" office:value-type="float" office:value="1796.47423893213" calcext:value-type="float">
            <text:p>1796.47423893213</text:p>
          </table:table-cell>
        </table:table-row>
      </table:table>
      <table:table table:name="Pivot Table_out-s3-auto_1" table:style-name="ta1">
        <table:table-column table:style-name="co7" table:default-cell-style-name="ce3"/>
        <table:table-column table:style-name="co7" table:default-cell-style-name="ce7"/>
        <table:table-column table:style-name="co7" table:default-cell-style-name="ce11"/>
        <table:table-column table:style-name="co7" table:default-cell-style-name="ce15"/>
        <table:table-column table:style-name="co7" table:default-cell-style-name="ce19"/>
        <table:table-row table:style-name="ro1">
          <table:table-cell table:style-name="ce1"/>
          <table:table-cell table:style-name="ce5"/>
          <table:table-cell table:style-name="ce9" office:value-type="string" calcext:value-type="string">
            <text:p>Data</text:p>
          </table:table-cell>
          <table:table-cell table:style-name="ce13"/>
          <table:table-cell table:style-name="ce17"/>
        </table:table-row>
        <table:table-row table:style-name="ro1">
          <table:table-cell table:style-name="ce2" office:value-type="string" calcext:value-type="string">
            <text:p>Selectivity</text:p>
          </table:table-cell>
          <table:table-cell table:style-name="ce6" office:value-type="string" calcext:value-type="string">
            <text:p>Type</text:p>
          </table:table-cell>
          <table:table-cell table:style-name="ce10" office:value-type="string" calcext:value-type="string">
            <text:p>Median - Total Time (s)</text:p>
          </table:table-cell>
          <table:table-cell table:style-name="ce14" office:value-type="string" calcext:value-type="string">
            <text:p>Median - Cost ($)</text:p>
          </table:table-cell>
          <table:table-cell table:style-name="ce18" office:value-type="string" calcext:value-type="string">
            <text:p>Median - Transfer Size (GB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HSDS</text:p>
          </table:table-cell>
          <table:table-cell office:value-type="float" office:value="3146.78015708923" calcext:value-type="float">
            <text:p>3146.78015708923</text:p>
          </table:table-cell>
          <table:table-cell office:value-type="float" office:value="16.034579901619" calcext:value-type="float">
            <text:p>16.034579901619</text:p>
          </table:table-cell>
          <table:table-cell office:value-type="float" office:value="177.429554462433" calcext:value-type="float">
            <text:p>177.42955446243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HSDS</text:p>
          </table:table-cell>
          <table:table-cell office:value-type="float" office:value="13444.7489392757" calcext:value-type="float">
            <text:p>13444.7489392757</text:p>
          </table:table-cell>
          <table:table-cell office:value-type="float" office:value="81.175060751946" calcext:value-type="float">
            <text:p>81.175060751946</text:p>
          </table:table-cell>
          <table:table-cell office:value-type="float" office:value="898.237119466066" calcext:value-type="float">
            <text:p>898.237119466066</text:p>
          </table:table-cell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HSDS</text:p>
          </table:table-cell>
          <table:table-cell table:style-name="ce12" office:value-type="float" office:value="9684.74827289581" calcext:value-type="float">
            <text:p>9684.74827289581</text:p>
          </table:table-cell>
          <table:table-cell table:style-name="ce16" office:value-type="float" office:value="162.350121503892" calcext:value-type="float">
            <text:p>162.350121503892</text:p>
          </table:table-cell>
          <table:table-cell table:style-name="ce20" office:value-type="float" office:value="1796.47423893213" calcext:value-type="float">
            <text:p>1796.47423893213</text:p>
          </table:table-cell>
        </table:table-row>
      </table:table>
      <table:named-expressions/>
      <table:data-pilot-tables>
        <table:data-pilot-table table:name="DataPilot1" table:application-data="" table:target-range-address="'Pivot Table_out-s3-auto_1'.A1:'Pivot Table_out-s3-auto_1'.E5" table:buttons="'Pivot Table_out-s3-auto_1'.A2 'Pivot Table_out-s3-auto_1'.B2 'Pivot Table_out-s3-auto_1'.C1" table:grand-total="none" table:show-filter-button="false">
          <table:source-cell-range table:cell-range-address="'out-s3-auto'.A1:'out-s3-auto'.G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HSD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2537.95939445496" table:display="true" table:show-details="true"/>
                <table:data-pilot-member table:name="3755.60091972351" table:display="true" table:show-details="true"/>
                <table:data-pilot-member table:name="9644.36444759369" table:display="true" table:show-details="true"/>
                <table:data-pilot-member table:name="9725.13209819794" table:display="true" table:show-details="true"/>
                <table:data-pilot-member table:name="11738.7281656265" table:display="true" table:show-details="true"/>
                <table:data-pilot-member table:name="15150.7697129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16.034579901619" table:display="true" table:show-details="true"/>
                <table:data-pilot-member table:name="81.175060751946" table:display="true" table:show-details="true"/>
                <table:data-pilot-member table:name="162.3501215038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fer Size (GB)" table:orientation="data" table:used-hierarchy="0" table:function="median">
            <table:data-pilot-level table:show-empty="false" calcext:repeat-item-labels="false">
              <table:data-pilot-members>
                <table:data-pilot-member table:name="177.429554462433" table:display="true" table:show-details="true"/>
                <table:data-pilot-member table:name="898.237119466066" table:display="true" table:show-details="true"/>
                <table:data-pilot-member table:name="1796.474238932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28T12:34:18.058823602</dc:date>
    <meta:editing-duration>PT2M1S</meta:editing-duration>
    <meta:editing-cycles>1</meta:editing-cycles>
    <meta:document-statistic meta:table-count="2" meta:cell-count="70" meta:object-count="0"/>
    <meta:generator>LibreOffice/7.2.4.1$MacOSX_X86_64 LibreOffice_project/27d75539669ac387bb498e35313b970b7fe9c4f9</meta:generator>
  </office:meta>
</office:document-meta>
</file>